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oapEndpoint.setRoleAsString( String rol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oapEndpoint.process( MessageExchange exchan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apEndpoint.mapDefinition( Definition de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oapEndpoint.createWsdlRe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oapEndpoint.getSoapVer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apEndpoint.SoapEndpoint( boolean dynami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oapEndpoint.activat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SoapEndpoint.getURIParent( String 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apEndpoint.retrieveProxiedEndpointDefinition( )</text:p>
          </table:table-cell>
          <table:table-cell office:value-type="float" office:value="27">
            <text:p text:style-name="Table_20_Contents">27</text:p>
          </table:table-cell>
          <table:table-cell office:value-type="float" office:value="31">
            <text:p text:style-name="Table_20_Contents">31</text:p>
          </table:table-cell>
          <table:table-cell office:value-type="float" office:value="52">
            <text:p text:style-name="Table_20_Contents">52</text:p>
          </table:table-cell>
        </table:table-row>
        <table:table-row>
          <table:table-cell office:value-type="string">
            <text:p text:style-name="Table_20_Contents">SoapEndpoint.getAuthenticationServi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apEndpoint.mapSchema( Schema schema , String contextPath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14">
            <text:p text:style-name="Table_20_Contents">14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SoapEndpoint.getTargetServi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apEndpoint.mapImports( Definition def , String contextPath )</text:p>
          </table:table-cell>
          <table:table-cell office:value-type="float" office:value="9">
            <text:p text:style-name="Table_20_Contents">9</text:p>
          </table:table-cell>
          <table:table-cell office:value-type="float" office:value="6">
            <text:p text:style-name="Table_20_Contents">6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SoapEndpoint.SoapEndpoi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apEndpoint.setSoap( boolean soa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apEndpoint.getTargetEndpoi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apEndpoint.getRo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apEndpoint.setSoapVersion( String soapVer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apEndpoint.resolveRelativeURI( String context , String pat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oapEndpoint.setRole( Role ro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apEndpoint.isSo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apEndpoint.sto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apEndpoint.setDefaultMep( URI defaultMe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apEndpoint.setWsdlResource( Resource wsdlRe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apEndpoint.getWsdlRe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apEndpoint.getTargetInterfac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apEndpoint.getPolic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apEndpoint.setPolicies( List polici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apEndpoint.registerExtensions( ExtensionRegistry regist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apEndpoint.setDefaultOperation( QName defaultOper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apEndpoint.getDefaultMe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apEndpoint.getDefaultOper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apEndpoint.getKeystoreMana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apEndpoint.setTargetInterfaceName( QName targetInterfac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apEndpoint.createWsdlWri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oapEndpoint.loadWsdl( )</text:p>
          </table:table-cell>
          <table:table-cell office:value-type="float" office:value="15">
            <text:p text:style-name="Table_20_Contents">15</text:p>
          </table:table-cell>
          <table:table-cell office:value-type="float" office:value="15">
            <text:p text:style-name="Table_20_Contents">15</text:p>
          </table:table-cell>
          <table:table-cell office:value-type="float" office:value="40">
            <text:p text:style-name="Table_20_Contents">40</text:p>
          </table:table-cell>
        </table:table-row>
        <table:table-row>
          <table:table-cell office:value-type="string">
            <text:p text:style-name="Table_20_Contents">SoapEndpoint.setTargetService( QName targetServic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apEndpoint.getWsdl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apEndpoint.sta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apEndpoint.setTargetEndpoint( String targetEndpoi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apEndpoint.deactivat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5">
            <text:p text:style-name="Table_20_Contents">1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